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/>
    </style:style>
    <style:style style:name="P2" style:family="paragraph" style:parent-style-name="Text_20_body">
      <style:text-properties fo:font-size="14pt" style:font-size-asian="14pt"/>
    </style:style>
    <style:style style:name="P3" style:family="paragraph" style:parent-style-name="Text_20_body">
      <style:paragraph-properties fo:margin-left="0.206cm" fo:margin-right="0.173cm" fo:margin-top="0.418cm" fo:margin-bottom="0cm" style:contextual-spacing="false" fo:text-align="justify" style:justify-single-word="false" fo:text-indent="0cm" style:auto-text-indent="false"/>
    </style:style>
    <style:style style:name="P4" style:family="paragraph" style:parent-style-name="Text_20_body">
      <style:paragraph-properties fo:margin-top="0.007cm" fo:margin-bottom="0cm" style:contextual-spacing="false"/>
    </style:style>
    <style:style style:name="P5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6" style:family="paragraph" style:parent-style-name="Text_20_body">
      <style:paragraph-properties fo:margin-top="0.009cm" fo:margin-bottom="0cm" style:contextual-spacing="false"/>
      <style:text-properties fo:font-size="11.5pt" style:font-size-asian="11.5pt"/>
    </style:style>
    <style:style style:name="P7" style:family="paragraph" style:parent-style-name="Standard">
      <style:paragraph-properties fo:margin-left="0.206cm" fo:margin-right="0cm" fo:margin-top="0.131cm" fo:margin-bottom="0cm" style:contextual-spacing="false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8" style:family="paragraph" style:parent-style-name="List_20_Paragraph" style:list-style-name="WWNum1">
      <style:paragraph-properties fo:margin-left="1.476cm" fo:margin-right="0.176cm" fo:margin-top="0.406cm" fo:margin-bottom="0cm" style:contextual-spacing="false" fo:line-height="100%" fo:text-align="justify" style:justify-single-word="false" fo:text-indent="0cm" style:auto-text-indent="false">
        <style:tab-stops>
          <style:tab-stop style:position="2.401cm"/>
        </style:tab-stops>
      </style:paragraph-properties>
    </style:style>
    <style:style style:name="P9" style:family="paragraph" style:parent-style-name="List_20_Paragraph">
      <style:paragraph-properties fo:margin-left="1.476cm" fo:margin-right="0.176cm" fo:margin-top="0.406cm" fo:margin-bottom="0cm" style:contextual-spacing="false" fo:line-height="100%" fo:text-align="justify" style:justify-single-word="false" fo:text-indent="0cm" style:auto-text-indent="false">
        <style:tab-stops>
          <style:tab-stop style:position="2.401cm"/>
        </style:tab-stops>
      </style:paragraph-properties>
    </style:style>
    <style:style style:name="P10" style:family="paragraph" style:parent-style-name="List_20_Paragraph" style:list-style-name="WWNum1">
      <style:paragraph-properties fo:margin-left="1.476cm" fo:margin-right="0.185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004cm"/>
        </style:tab-stops>
      </style:paragraph-properties>
    </style:style>
    <style:style style:name="P11" style:family="paragraph" style:parent-style-name="List_20_Paragraph" style:list-style-name="WWNum1">
      <style:paragraph-properties fo:margin-left="1.476cm" fo:margin-right="0.176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037cm"/>
        </style:tab-stops>
      </style:paragraph-properties>
    </style:style>
    <style:style style:name="P12" style:family="paragraph" style:parent-style-name="List_20_Paragraph">
      <style:paragraph-properties fo:margin-left="0cm" fo:margin-right="0.176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037cm"/>
        </style:tab-stops>
      </style:paragraph-properties>
    </style:style>
    <style:style style:name="P13" style:family="paragraph" style:parent-style-name="List_20_Paragraph" style:list-style-name="WWNum1">
      <style:paragraph-properties fo:margin-left="1.476cm" fo:margin-right="0.176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2.028cm"/>
        </style:tab-stops>
      </style:paragraph-properties>
    </style:style>
    <style:style style:name="P14" style:family="paragraph" style:parent-style-name="List_20_Paragraph" style:list-style-name="WWNum1">
      <style:paragraph-properties fo:margin-left="4.016cm" fo:margin-right="0cm" fo:margin-top="0.002cm" fo:margin-bottom="0cm" style:contextual-spacing="false" fo:line-height="0.51cm" fo:text-align="start" style:justify-single-word="false" fo:text-indent="-0.637cm" style:auto-text-indent="false">
        <style:tab-stops>
          <style:tab-stop style:position="4.018cm"/>
        </style:tab-stops>
      </style:paragraph-properties>
    </style:style>
    <style:style style:name="P15" style:family="paragraph" style:parent-style-name="List_20_Paragraph" style:list-style-name="WWNum1">
      <style:paragraph-properties fo:margin-left="4.016cm" fo:margin-right="0cm" fo:margin-top="0cm" fo:margin-bottom="0cm" style:contextual-spacing="false" fo:line-height="0.51cm" fo:text-align="start" style:justify-single-word="false" fo:text-indent="-0.637cm" style:auto-text-indent="false">
        <style:tab-stops>
          <style:tab-stop style:position="4.018cm"/>
        </style:tab-stops>
      </style:paragraph-properties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line-height="0.51cm" fo:text-align="start" style:justify-single-word="false" fo:text-indent="0cm" style:auto-text-indent="false">
        <style:tab-stops>
          <style:tab-stop style:position="4.018cm"/>
        </style:tab-stops>
      </style:paragraph-properties>
    </style:style>
    <style:style style:name="P17" style:family="paragraph" style:parent-style-name="List_20_Paragraph" style:list-style-name="WWNum1">
      <style:paragraph-properties fo:margin-left="4.016cm" fo:margin-right="0cm" fo:margin-top="0cm" fo:margin-bottom="0cm" style:contextual-spacing="false" fo:line-height="0.49cm" fo:text-align="start" style:justify-single-word="false" fo:text-indent="-0.637cm" style:auto-text-indent="false">
        <style:tab-stops>
          <style:tab-stop style:position="4.018cm"/>
        </style:tab-stops>
      </style:paragraph-properties>
    </style:style>
    <style:style style:name="P18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04cm" style:font-size-asian="12pt"/>
    </style:style>
    <style:style style:name="T3" style:family="text">
      <style:text-properties fo:font-size="12pt" fo:letter-spacing="0.007cm" style:font-size-asian="12pt"/>
    </style:style>
    <style:style style:name="T4" style:family="text">
      <style:text-properties fo:font-size="12pt" fo:letter-spacing="-0.007cm" style:font-size-asian="12pt"/>
    </style:style>
    <style:style style:name="T5" style:family="text">
      <style:text-properties fo:font-size="12pt" fo:letter-spacing="-0.005cm" style:font-size-asian="12pt"/>
    </style:style>
    <style:style style:name="T6" style:family="text">
      <style:text-properties fo:color="#cd171d" loext:opacity="100%" fo:font-weight="bold" style:font-weight-asian="bold"/>
    </style:style>
    <style:style style:name="T7" style:family="text">
      <style:text-properties fo:color="#cd171d" loext:opacity="100%" fo:font-size="12pt" style:font-size-asian="12pt"/>
    </style:style>
    <style:style style:name="T8" style:family="text">
      <style:text-properties fo:color="#cd171d" loext:opacity="100%" fo:font-size="12pt" fo:font-weight="bold" style:font-size-asian="12pt" style:font-weight-asian="bold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fo:letter-spacing="-0.007cm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</text:p>
      <text:p text:style-name="P1"/>
      <text:p text:style-name="P3">En el fichero <text:span text:style-name="T6">migraciones_mun.xlsx </text:span>tenemos la información de las inmigraciones y emigraciones por sexo y municipio de Andalucía para el año 2017 en dos hojas llamadas emigraciones e inmigraciones.</text:p>
      <text:p text:style-name="P2"/>
      <text:list xml:id="list4190465879" text:style-name="WWNum1">
        <text:list-item>
          <text:p text:style-name="P8"><text:span text:style-name="T1">Cargar en RStudio la información de la hoja Excel llamada migraciones_mun.xls, creando dos data frames distintos denominados</text:span><text:span text:style-name="T7"> </text:span><text:span text:style-name="T8">emigraciones </text:span><text:span text:style-name="T1">e</text:span><text:span text:style-name="T2"> </text:span><text:span text:style-name="T8">inmigraciones</text:span><text:span text:style-name="T1">.</text:span></text:p>
        </text:list-item>
      </text:list>
      <text:p text:style-name="Preformatted_20_Text"/>
      <text:p text:style-name="Preformatted_20_Text">library(readxl)</text:p>
      <text:p text:style-name="Preformatted_20_Text">emigraciones_mun &lt;- read_excel("migraciones_mun.xlsx", sheet = "emigraciones")</text:p>
      <text:p text:style-name="Preformatted_20_Text">inmigraciones_mun &lt;- read_excel("migraciones_mun.xlsx", sheet = "inmigraciones")</text:p>
      <text:p text:style-name="P4"/>
      <text:list xml:id="list100232620103000" text:continue-numbering="true" text:style-name="WWNum1">
        <text:list-item>
          <text:p text:style-name="P10"><text:span text:style-name="T1">Unir los data frame de manera correcta (con la información común en los dos) en un único data frame llamado</text:span><text:span text:style-name="T3"> </text:span><text:span text:style-name="T8">migraciones</text:span><text:span text:style-name="T1">.</text:span></text:p>
        </text:list-item>
      </text:list>
      <text:p text:style-name="P5"/>
      <text:p text:style-name="Preformatted_20_Text">migraciones&lt;-merge(inmigraciones_mun,emigraciones_mun,all=T)</text:p>
      <text:p text:style-name="P5"/>
      <text:list xml:id="list100233491244157" text:continue-numbering="true" text:style-name="WWNum1">
        <text:list-item>
          <text:p text:style-name="P11"><text:span text:style-name="T1">Añadir una nueva variable al data frame que se llame </text:span><text:span text:style-name="T8">Saldo </text:span><text:span text:style-name="T1">como diferencia entre inmigrantes y</text:span><text:span text:style-name="T4"> </text:span><text:span text:style-name="T1">emigrantes.</text:span></text:p>
        </text:list-item>
      </text:list>
      <text:p text:style-name="P12"><text:span text:style-name="T1"/></text:p>
      <text:p text:style-name="Preformatted_20_Text">migraciones$Saldo&lt;-migraciones$Inmigraciones-migraciones$Emigraciones</text:p>
      <text:p text:style-name="P5"/>
      <text:list xml:id="list100233308320909" text:continue-numbering="true" text:style-name="WWNum1">
        <text:list-item>
          <text:p text:style-name="P13"><text:span text:style-name="T1">Añadir una nueva variable al data frame llamada </text:span><text:span text:style-name="T8">Cod_Saldo </text:span><text:span text:style-name="T1">que codifique la variable Saldo de la siguiente manera </text:span><text:span text:style-name="T9">(pista: Usar un bucle que recorra el contenido del data</text:span><text:span text:style-name="T10"> </text:span><text:span text:style-name="T9">frame).</text:span></text:p>
        </text:list-item>
      </text:list>
      <text:p text:style-name="P6"/>
      <text:list xml:id="list100232719755179" text:continue-numbering="true" text:style-name="WWNum1">
        <text:list-item>
          <text:list>
            <text:list-item>
              <text:p text:style-name="P14"><text:span text:style-name="T1">1 si el municipio tiene saldo</text:span><text:span text:style-name="T5"> </text:span><text:span text:style-name="T1">negativo</text:span></text:p>
            </text:list-item>
            <text:list-item>
              <text:p text:style-name="P17"><text:span text:style-name="T1">2 si el municipio tiene saldo</text:span><text:span text:style-name="T4"> </text:span><text:span text:style-name="T1">positivo</text:span></text:p>
            </text:list-item>
            <text:list-item>
              <text:p text:style-name="P15"><text:span text:style-name="T1">3 si el municipio tiene saldo</text:span><text:span text:style-name="T5"> </text:span><text:span text:style-name="T1">cero</text:span></text:p>
            </text:list-item>
          </text:list>
        </text:list-item>
      </text:list>
      <text:p text:style-name="P16"><text:span text:style-name="T1"/></text:p>
      <text:p text:style-name="Preformatted_20_Text">for(i in 1:nrow(migraciones)){</text:p>
      <text:p text:style-name="Preformatted_20_Text"><text:s text:c="2"/>if(is.na(migraciones$Saldo[i])){migraciones$Cod_Saldo[i]&lt;-'-'}</text:p>
      <text:p text:style-name="Preformatted_20_Text"><text:s text:c="2"/>else if(migraciones$Saldo[i] &lt; 0){migraciones$Cod_Saldo[i]&lt;-1}</text:p>
      <text:p text:style-name="Preformatted_20_Text"><text:s text:c="2"/>else if(migraciones$Saldo[i] &gt; 0){migraciones$Cod_Saldo[i]&lt;-2}</text:p>
      <text:p text:style-name="Preformatted_20_Text"><text:s text:c="2"/>else if(migraciones$Saldo[i] == 0){migraciones$Cod_Saldo[i]&lt;-3}</text:p>
      <text:p text:style-name="Preformatted_20_Text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rebuchet MS" fo:font-family="'Trebuchet MS'" style:font-family-generic="swiss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rebuchet MS" fo:font-family="'Trebuchet MS'" style:font-family-generic="swiss" fo:font-size="12pt" style:font-name-asian="Trebuchet MS1" style:font-family-asian="'Trebuchet MS'" style:font-family-generic-asian="system" style:font-pitch-asian="variable" style:font-size-asian="12pt" style:font-name-complex="Trebuchet MS1" style:font-family-complex="'Trebuchet MS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476cm" fo:margin-right="0cm" fo:text-align="justify" style:justify-single-word="false" fo:text-indent="0cm" style:auto-text-indent="false"/>
      <style:text-properties style:font-name="Trebuchet MS" fo:font-family="'Trebuchet MS'" style:font-family-generic="swiss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Table_20_Paragraph" style:display-name="Table Paragraph" style:family="paragraph" style:parent-style-name="Standard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rebuchet MS" fo:font-family="'Trebuchet MS'" style:font-family-generic="swiss" fo:font-size="12pt" fo:letter-spacing="-0.002cm" style:font-name-asian="Trebuchet MS1" style:font-family-asian="'Trebuchet MS'" style:font-family-generic-asian="system" style:font-pitch-asian="variable" style:font-size-asian="12pt" style:font-name-complex="Trebuchet MS1" style:font-family-complex="'Trebuchet MS'" style:font-family-generic-complex="system" style:font-pitch-complex="variable" style:font-size-complex="12pt" style:text-scale="99%"/>
    </style:style>
    <style:style style:name="ListLabel_20_2" style:display-name="ListLabel 2" style:family="text">
      <style:text-properties fo:font-size="12pt" style:font-name-asian="OpenSymbol1" style:font-family-asian="OpenSymbol" style:font-family-generic-asian="system" style:font-pitch-asian="variable" style:font-size-asian="12pt" style:font-name-complex="OpenSymbol1" style:font-family-complex="OpenSymbol" style:font-family-generic-complex="system" style:font-pitch-complex="variable" style:font-size-complex="12pt" style:text-scale="99%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924cm" fo:margin-left="1.476cm"/>
        </style:list-level-properties>
      </text:list-level-style-number>
      <text:list-level-style-bullet text:level="2" text:style-name="ListLabel_20_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016cm"/>
        </style:list-level-properties>
        <style:text-properties style:font-name="OpenSymbol2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0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9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7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6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44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3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7cm" fo:margin-bottom="0.494cm" fo:margin-left="1.799cm" fo:margin-right="1.799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06:01:05</meta:creation-date>
    <dc:date>2022-04-18T10:02:32.476000000</dc:date>
    <meta:editing-duration>PT2H1M6S</meta:editing-duration>
    <meta:generator>LibreOffice/7.3.2.2$Windows_X86_64 LibreOffice_project/49f2b1bff42cfccbd8f788c8dc32c1c309559be0</meta:generator>
    <dc:creator>Alfonso Montejo</dc:creator>
    <meta:editing-cycles>4</meta:editing-cycles>
    <meta:document-statistic meta:table-count="0" meta:image-count="0" meta:object-count="0" meta:page-count="1" meta:paragraph-count="20" meta:word-count="177" meta:character-count="1472" meta:non-whitespace-character-count="1314"/>
    <meta:user-defined meta:name="AppVersion">12.0000</meta:user-defined>
    <meta:user-defined meta:name="Created" meta:value-type="date">2019-05-30T00:00:00</meta:user-defined>
    <meta:user-defined meta:name="LastSaved" meta:value-type="date">2019-05-30T00:00:00</meta:user-defined>
    <meta:template xlink:type="simple" xlink:actuate="onRequest" xlink:title="Normal" xlink:href=""/>
  </office:meta>
</office:document-meta>
</file>